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4-12-17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3056" calcext:value-type="float">
            <text:p>101.4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4-03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0656" calcext:value-type="float">
            <text:p>101.2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2-12-07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8088" calcext:value-type="float">
            <text:p>101.2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1-12-1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6336" calcext:value-type="float">
            <text:p>100.9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0-12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0744" calcext:value-type="float">
            <text:p>100.4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9-12-12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0536" calcext:value-type="float">
            <text:p>100.3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8-12-1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6696" calcext:value-type="float">
            <text:p>100.0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2208" calcext:value-type="float">
            <text:p>99.9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6-12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9432" calcext:value-type="float">
            <text:p>99.8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5944" calcext:value-type="float">
            <text:p>100.1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108" calcext:value-type="float">
            <text:p>100.0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7864" calcext:value-type="float">
            <text:p>100.2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716" calcext:value-type="float">
            <text:p>99.1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2968" calcext:value-type="float">
            <text:p>98.4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6184" calcext:value-type="float">
            <text:p>98.2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1232" calcext:value-type="float">
            <text:p>99.0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6888" calcext:value-type="float">
            <text:p>99.3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7448" calcext:value-type="float">
            <text:p>99.9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6864" calcext:value-type="float">
            <text:p>99.8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4576" calcext:value-type="float">
            <text:p>98.3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8816" calcext:value-type="float">
            <text:p>97.9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076" calcext:value-type="float">
            <text:p>97.5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104" calcext:value-type="float">
            <text:p>97.2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1848" calcext:value-type="float">
            <text:p>97.0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3624" calcext:value-type="float">
            <text:p>96.8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0912" calcext:value-type="float">
            <text:p>96.4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6048" calcext:value-type="float">
            <text:p>96.3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2104" calcext:value-type="float">
            <text:p>96.0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5672" calcext:value-type="float">
            <text:p>96.4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2864" calcext:value-type="float">
            <text:p>98.3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1464" calcext:value-type="float">
            <text:p>98.5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6296" calcext:value-type="float">
            <text:p>96.8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602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3736" calcext:value-type="float">
            <text:p>95.4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